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4.277cm"/>
    </style:style>
    <style:style style:name="gr2" style:family="graphic" style:parent-style-name="standard">
      <style:graphic-properties draw:stroke="none" svg:stroke-color="#000000" draw:fill="none" draw:fill-color="#ffffff" draw:auto-grow-height="true" draw:auto-grow-width="false" fo:max-height="0cm" fo:min-height="17.784cm"/>
    </style:style>
    <style:style style:name="gr3" style:family="graphic" style:parent-style-name="standard">
      <style:graphic-properties draw:stroke="none" svg:stroke-color="#000000" draw:fill="none" draw:fill-color="#ffffff" draw:auto-grow-height="true" draw:auto-grow-width="false" fo:max-height="0cm" fo:min-height="14.779cm"/>
    </style:style>
    <style:style style:name="gr4" style:family="graphic" style:parent-style-name="standard">
      <style:graphic-properties draw:stroke="none" svg:stroke-color="#000000" draw:fill="none" draw:fill-color="#ffffff" draw:auto-grow-height="true" draw:auto-grow-width="false" fo:max-height="0cm" fo:min-height="5.792cm"/>
    </style:style>
    <style:style style:name="gr5" style:family="graphic">
      <style:graphic-properties style:protect="size"/>
    </style:style>
    <style:style style:name="gr6" style:family="graphic" style:parent-style-name="standard">
      <style:graphic-properties svg:stroke-width="0.081cm" svg:stroke-color="#1c1c1c" draw:marker-start-width="0.321cm" draw:marker-end-width="0.321cm" draw:fill="none" draw:textarea-horizontal-align="justify" draw:textarea-vertical-align="middle" draw:auto-grow-height="false" fo:min-height="3.342cm" fo:min-width="3.99cm" fo:padding-top="0.165cm" fo:padding-bottom="0.165cm" fo:padding-left="0.29cm" fo:padding-right="0.29cm"/>
    </style:style>
    <style:style style:name="gr7" style:family="graphic" style:parent-style-name="standard">
      <style:graphic-properties draw:stroke="none" svg:stroke-color="#000000" draw:fill="none" draw:fill-color="#ffffff" draw:auto-grow-height="true" draw:auto-grow-width="false" fo:max-height="0cm" fo:min-height="1.423cm"/>
    </style:style>
    <style:style style:name="gr8" style:family="graphic" style:parent-style-name="standard">
      <style:graphic-properties draw:stroke="solid" draw:stroke-dash="Ultrafine_20_Dashed" svg:stroke-width="0.053cm" svg:stroke-color="#000000" draw:marker-start-width="0.279cm" draw:marker-end="" draw:marker-end-width="0.279cm" draw:fill="none" draw:textarea-horizontal-align="justify" draw:textarea-vertical-align="middle" draw:auto-grow-height="false" fo:min-height="2.932cm" fo:min-width="4.838cm" fo:padding-top="0.151cm" fo:padding-bottom="0.151cm" fo:padding-left="0.276cm" fo:padding-right="0.276cm"/>
    </style:style>
    <style:style style:name="gr9" style:family="graphic" style:parent-style-name="standard">
      <style:graphic-properties draw:stroke="solid" draw:stroke-dash="Ultrafine_20_Dashed" svg:stroke-width="0.053cm" svg:stroke-color="#000000" draw:marker-start-width="0.279cm" draw:marker-end="" draw:marker-end-width="0.279cm" draw:fill="none" draw:textarea-horizontal-align="justify" draw:textarea-vertical-align="middle" draw:auto-grow-height="false" fo:min-height="3.112cm" fo:min-width="6.274cm" fo:padding-top="0.151cm" fo:padding-bottom="0.151cm" fo:padding-left="0.276cm" fo:padding-right="0.276cm"/>
    </style:style>
    <style:style style:name="gr10" style:family="graphic" style:parent-style-name="standard">
      <style:graphic-properties draw:stroke="none" svg:stroke-color="#000000" draw:fill="none" draw:fill-color="#ffffff" draw:auto-grow-height="true" draw:auto-grow-width="false" fo:max-height="0cm" fo:min-height="5.689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svg:stroke-color="#000000" draw:fill="none" draw:fill-color="#ffffff" draw:auto-grow-height="true" draw:auto-grow-width="false" fo:max-height="0cm" fo:min-height="2.134cm"/>
    </style:style>
    <style:style style:name="gr14" style:family="graphic" style:parent-style-name="standard">
      <style:graphic-properties draw:stroke="none" svg:stroke-color="#000000" draw:fill="none" draw:fill-color="#ffffff" draw:auto-grow-height="true" draw:auto-grow-width="false" fo:max-height="0cm" fo:min-height="7.822cm"/>
    </style:style>
    <style:style style:name="gr15" style:family="graphic" style:parent-style-name="objectwithoutfill">
      <style:graphic-properties draw:fill="none" draw:textarea-vertical-align="middle"/>
    </style:style>
    <style:style style:name="gr16" style:family="graphic" style:parent-style-name="standard">
      <style:graphic-properties draw:stroke="none" draw:fill="none" fo:min-height="5.285cm"/>
    </style:style>
    <style:style style:name="gr17" style:family="graphic" style:parent-style-name="standard">
      <style:graphic-properties draw:stroke="none" draw:fill="none" fo:min-height="2.135cm"/>
    </style:style>
    <style:style style:name="gr18" style:family="graphic" style:parent-style-name="standard">
      <style:graphic-properties draw:stroke="none" svg:stroke-color="#000000" draw:fill="none" draw:fill-color="#ffffff" draw:auto-grow-height="true" draw:auto-grow-width="false" fo:max-height="0cm" fo:min-height="7.111cm"/>
    </style:style>
    <style:style style:name="pr1" style:family="presentation" style:parent-style-name="Default-notes">
      <style:graphic-properties draw:fill-color="#ffffff" fo:min-height="12.572cm"/>
    </style:style>
    <style:style style:name="P1" style:family="paragraph">
      <loext:graphic-properties draw:fill="none" draw:fill-color="#ffffff"/>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text-properties fo:color="#ff0000"/>
    </style:style>
    <style:style style:name="P5" style:family="paragraph">
      <loext:graphic-properties draw:fill="none" draw:fill-color="#ffffff"/>
      <style:text-properties fo:color="#ff0000"/>
    </style:style>
    <style:style style:name="P6" style:family="paragraph">
      <loext:graphic-properties draw:fill="none"/>
    </style:style>
    <style:style style:name="P7" style:family="paragraph">
      <style:text-properties fo:color="#3333ff"/>
    </style:style>
    <style:style style:name="P8" style:family="paragraph">
      <loext:graphic-properties draw:fill="none" draw:fill-color="#ffffff"/>
      <style:text-properties fo:color="#3333ff"/>
    </style:style>
    <style:style style:name="P9" style:family="paragraph">
      <style:text-properties fo:font-size="18pt"/>
    </style:style>
    <style:style style:name="P10" style:family="paragraph">
      <loext:graphic-properties draw:fill="none" draw:fill-color="#ffffff"/>
      <style:text-properties fo:font-size="18pt"/>
    </style:style>
    <style:style style:name="P11" style:family="paragraph">
      <loext:graphic-properties draw:fill-color="#ffffff"/>
      <style:text-properties fo:font-size="20pt"/>
    </style:style>
    <style:style style:name="T1" style:family="text">
      <style:text-properties fo:color="#3333ff"/>
    </style:style>
    <style:style style:name="T2" style:family="text">
      <style:text-properties fo:color="#ff0000"/>
    </style:style>
    <style:style style:name="T3" style:family="text">
      <style:text-properties fo:font-size="13pt" style:font-size-asian="13pt" style:font-size-complex="13pt"/>
    </style:style>
    <style:style style:name="T4" style:family="text">
      <style:text-properties fo:font-size="18pt" style:font-size-asian="18pt" style:font-size-complex="18pt"/>
    </style:style>
    <style:style style:name="T5" style:family="text">
      <style:text-properties fo:color="#00cc00"/>
    </style:style>
    <style:style style:name="T6" style:family="text">
      <style:text-properties fo:color="#66ff99"/>
    </style:style>
    <style:style style:name="T7" style:family="text">
      <style:text-properties fo:color="#000000"/>
    </style:style>
    <style:style style:name="T8" style:family="text">
      <style:text-properties fo:color="#99ff66"/>
    </style:style>
    <style:style style:name="T9" style:family="text">
      <style:text-properties fo:color="#8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1" draw:layer="layout" svg:width="16.002cm" svg:height="14.527cm" svg:x="0.508cm" svg:y="0.967cm">
          <draw:text-box>
            <text:p>In</text:p>
            <text:p>Clk,reset</text:p>
            <text:p>Object(x1,y1,z1,x2,y2,z2….)</text:p>
            <text:p>Where x is new x coordinate</text:p>
            <text:p><text:tab/> <text:s text:c="3"/>y is new y coordinate</text:p>
            <text:p><text:tab/> <text:s text:c="3"/>z is kind of object</text:p>
            <text:p>Is there a maximum number of objects?</text:p>
            <text:p>Is there a kind which means “dead”?</text:p>
            <text:p/>
            <text:p/>
          </draw:text-box>
        </draw:frame>
        <draw:frame draw:style-name="gr2" draw:text-style-name="P1" draw:layer="layout" svg:width="9.906cm" svg:height="18.034cm" svg:x="0.508cm" svg:y="7.112cm">
          <draw:text-box>
            <text:p>Out</text:p>
            <text:p>For every object tell if they collide or not.</text:p>
            <text:p>Send game over signal if player collides</text:p>
            <text:p>(for every collision everything that is part of that collision can be removed)</text:p>
          </draw:text-box>
        </draw:frame>
        <draw:frame draw:style-name="gr3" draw:text-style-name="P1" draw:layer="layout" svg:width="16.863cm" svg:height="15.029cm" svg:x="12.093cm" svg:y="1.016cm">
          <draw:text-box>
            <text:p>Process – collision</text:p>
            <text:p>Objects:</text:p>
            <text:p>Player</text:p>
            <text:p>Player_bullet</text:p>
            <text:p>Enemy</text:p>
            <text:p>Enemy_bullet</text:p>
            <text:p>Wall</text:p>
            <text:p/>
            <text:p>First the player (is most important):</text:p>
            <text:p>When player hits wall, enemy, enemy_bullet, player_bullet</text:p>
            <text:p>Send game over signal</text:p>
          </draw:text-box>
        </draw:frame>
        <draw:frame draw:style-name="gr4" draw:text-style-name="P1" draw:layer="layout" svg:width="6.096cm" svg:height="6.042cm" svg:x="20.32cm" svg:y="1.27cm">
          <draw:text-box>
            <text:p>Internal memory</text:p>
            <text:p>Wall</text:p>
            <text:p>Hitbox per kind</text:p>
            <text:p>N (counter for number of objects)</text:p>
          </draw:text-box>
        </draw:frame>
        <presentation:notes draw:style-name="dp2">
          <draw:page-thumbnail draw:style-name="gr5" draw:layer="layout" svg:width="13.968cm" svg:height="10.476cm" svg:x="3.81cm" svg:y="2.123cm" draw:page-number="1" presentation:class="page"/>
          <draw:frame presentation:style-name="pr1" draw:text-style-name="P2" draw:layer="layout" svg:width="17.271cm" svg:height="12.572cm" svg:x="2.159cm" svg:y="13.271cm" presentation:class="notes" presentation:placeholder="true">
            <draw:text-box/>
          </draw:frame>
        </presentation:notes>
      </draw:page>
      <draw:page draw:name="page2" draw:style-name="dp1" draw:master-page-name="Default">
        <draw:custom-shape draw:style-name="gr6" draw:text-style-name="P3" draw:layer="layout" svg:width="6.35cm" svg:height="5.08cm" svg:x="0.254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 draw:layer="layout" svg:width="5.08cm" svg:height="5.228cm" svg:x="1.016cm" svg:y="1.63cm">
          <draw:text-box>
            <text:p>Reset_collision</text:p>
            <text:p/>
            <text:p/>
            <text:p>GameOver = 0</text:p>
            <text:p>Outvector = Outvector </text:p>
            <text:p>n=n</text:p>
          </draw:text-box>
        </draw:frame>
        <draw:custom-shape draw:style-name="gr8" draw:text-style-name="P3" draw:layer="layout" svg:width="7.62cm" svg:height="4.572cm" svg:x="19.812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9.652cm" svg:height="4.826cm" svg:x="15.24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 draw:layer="layout" svg:width="6.881cm" svg:height="5.939cm" svg:x="21.313cm" svg:y="-0.13cm">
          <draw:text-box>
            <text:p>Compare to coordinates of objects with larger n</text:p>
            <text:p><text:span text:style-name="T1">Deci</text:span><text:span text:style-name="T1">de </text:span><text:span text:style-name="T1">wha</text:span><text:span text:style-name="T1">t is </text:span><text:span text:style-name="T1">fast</text:span><text:span text:style-name="T1">est, </text:span><text:span text:style-name="T1">mos</text:span><text:span text:style-name="T1">t </text:span><text:span text:style-name="T1">effici</text:span><text:span text:style-name="T1">ent</text:span> </text:p>
            <text:p/>
          </draw:text-box>
        </draw:frame>
        <draw:line draw:style-name="gr11" draw:text-style-name="P3" draw:layer="layout" svg:x1="6.604cm" svg:y1="5.334cm" svg:x2="20.32cm" svg:y2="7.366cm">
          <text:p/>
        </draw:line>
        <draw:frame draw:style-name="gr12" draw:text-style-name="P5" draw:layer="layout" svg:width="3.556cm" svg:height="0.962cm" svg:x="0.508cm" svg:y="0.562cm">
          <draw:text-box>
            <text:p text:style-name="P4"><text:span text:style-name="T2">Conc</text:span><text:span text:style-name="T2">ept 1</text:span></text:p>
          </draw:text-box>
        </draw:frame>
        <draw:frame draw:style-name="gr7" draw:text-style-name="P1" draw:layer="layout" svg:width="8.382cm" svg:height="3.095cm" svg:x="10.16cm" svg:y="0.508cm">
          <draw:text-box>
            <text:p>Vector looks like</text:p>
            <text:p>(z<text:span text:style-name="T3">0</text:span>,x<text:span text:style-name="T3">1</text:span>,y<text:span text:style-name="T3">2,</text:span><text:span text:style-name="T4">z</text:span><text:span text:style-name="T3">3</text:span><text:span text:style-name="T4">,x</text:span><text:span text:style-name="T3">4</text:span><text:span text:style-name="T4">,y</text:span><text:span text:style-name="T3">5</text:span><text:span text:style-name="T4">,....</text:span><text:span text:style-name="T4">)</text:span></text:p>
            <text:p/>
            <text:p>Player info <text:s text:c="3"/>Objects</text:p>
          </draw:text-box>
        </draw:frame>
        <draw:frame draw:style-name="gr13" draw:text-style-name="P1" draw:layer="layout" svg:width="21.336cm" svg:height="3.095cm" svg:x="7.62cm" svg:y="4.064cm">
          <draw:text-box>
            <text:p>If object n is on screen(also doesn’t collide with walls)</text:p>
            <text:p><text:span text:style-name="T5">AND</text:span> n&lt;total number of objects</text:p>
            <text:p><text:tab/><text:tab/><text:tab/><text:tab/><text:tab/><text:span text:style-name="T6">AND </text:span><text:span text:style-name="T7">collision = ‘0’</text:span><text:span text:style-name="T6"> </text:span></text:p>
            <text:p><text:tab/><text:tab/><text:tab/><text:tab/></text:p>
          </draw:text-box>
        </draw:frame>
        <draw:frame draw:style-name="gr14" draw:text-style-name="P1" draw:layer="layout" svg:width="7.112cm" svg:height="8.072cm" svg:x="20.574cm" svg:y="5.186cm">
          <draw:text-box>
            <text:p>Object_is_clear</text:p>
            <text:p/>
            <text:p>GameOver = 0</text:p>
            <text:p>Outvector(z<text:span text:style-name="T3">n</text:span>,x<text:span text:style-name="T3">n+1</text:span>,y<text:span text:style-name="T3">n+2</text:span>)= Invector(z<text:span text:style-name="T3">n</text:span>,x<text:span text:style-name="T3">n+1</text:span>,y<text:span text:style-name="T3">n+2</text:span>)</text:p>
            <text:p>n++</text:p>
            <text:p/>
            <text:p/>
            <text:p/>
            <text:p/>
          </draw:text-box>
        </draw:frame>
        <draw:line draw:style-name="gr11" draw:text-style-name="P3" draw:layer="layout" svg:x1="6.604cm" svg:y1="2.032cm" svg:x2="5.588cm" svg:y2="3.556cm">
          <text:p/>
        </draw:line>
        <draw:path draw:style-name="gr15" draw:text-style-name="P3" draw:layer="layout" svg:width="1.785cm" svg:height="1.316cm" draw:transform="rotate (-2.16106667981938) translate (8.70298510903724cm 1.29172886378341cm)" svg:viewBox="0 0 1786 1317" svg:d="M0 26c290 5 588-65 869 6 230 58 845-125 676 384-83 252 41 516 118 759l123 142">
          <text:p/>
        </draw:path>
        <draw:frame draw:style-name="gr12" draw:text-style-name="P1" draw:layer="layout" svg:width="12.7cm" svg:height="8.072cm" svg:x="0cm" svg:y="14.026cm">
          <draw:text-box>
            <text:p>Reset goes to 0</text:p>
            <text:p>1. Look at first set of parameters (first object in the vector) <text:span text:style-name="T8">AND </text:span>Determine whether its on the screen and within the walls/ alive</text:p>
            <text:p>If <text:span text:style-name="T8">TRUE</text:span>: Compare coordinates to that of the remaining objects</text:p>
            <text:p>If <text:span text:style-name="T9">FALSE</text:span>:Send signal “dead” <text:s/>AND go to next set of parameters</text:p>
            <text:p/>
            <text:p/>
          </draw:text-box>
        </draw:frame>
        <draw:path draw:style-name="gr15" draw:text-style-name="P3" draw:layer="layout" svg:width="2.088cm" svg:height="0.502cm" svg:x="10.7cm" svg:y="1.996cm" svg:viewBox="0 0 2089 503" svg:d="M0 116c246 39 504-42 743 23 193 53 859 126 510 325-295 169 387-270 604-278h232l-47-186">
          <text:p/>
        </draw:path>
        <draw:path draw:style-name="gr15" draw:text-style-name="P3" draw:layer="layout" svg:width="2.457cm" svg:height="1.06cm" draw:transform="rotate (-0.414690230273853) translate (13.38283822045cm 1.11428420117154cm)" svg:viewBox="0 0 2458 1061" svg:d="M0 1015c251 26 486-82 706-184 286-134 634 378 842 186 241-222 267-425 483-516 190-80 545-209 388-501">
          <text:p/>
        </draw:path>
        <draw:line draw:style-name="gr11" draw:text-style-name="P3" draw:layer="layout" svg:x1="6.096cm" svg:y1="6.858cm" svg:x2="17.526cm" svg:y2="10.922cm">
          <text:p/>
        </draw:line>
        <draw:frame draw:style-name="gr16" draw:text-style-name="P6" draw:layer="layout" svg:width="8.636cm" svg:height="5.535cm" svg:x="15.748cm" svg:y="11.483cm">
          <draw:text-box>
            <text:p>GameOver = 0; n++</text:p>
            <text:p>Outvector(z<text:span text:style-name="T3">n</text:span>,x<text:span text:style-name="T3">n+1</text:span>,y<text:span text:style-name="T3">n+2</text:span>)= (000)</text:p>
            <text:p><text:tab/><text:tab/>Dead/not on screen</text:p>
            <text:p/>
          </draw:text-box>
        </draw:frame>
        <draw:frame draw:style-name="gr12" draw:text-style-name="P8" draw:layer="layout" svg:width="7.62cm" svg:height="4.517cm" svg:x="12.7cm" svg:y="16.057cm">
          <draw:text-box>
            <text:p text:style-name="P7"><text:span text:style-name="T1">Big if statement, does that give problems?</text:span></text:p>
            <text:p text:style-name="P7"><text:span text:style-name="T1">Need to prioritize to make it faster</text:span></text:p>
            <text:p text:style-name="P7"><text:span text:style-name="T1">Make sure no operations are done twice</text:span></text:p>
          </draw:text-box>
        </draw:frame>
        <draw:path draw:style-name="gr15" draw:text-style-name="P3" draw:layer="layout" svg:width="3.484cm" svg:height="0.947cm" draw:transform="rotate (0.32323497746935) translate (15.7557686364363cm 6.41935366378676cm)" svg:viewBox="0 0 3485 948" svg:d="M0 10c246-50 456 101 683 155 228 54 435 167 645 266 232 109 475 192 719 265 260 78 508 240 792 191l250-13 220 74 176-15">
          <text:p/>
        </draw:path>
        <draw:path draw:style-name="gr15" draw:text-style-name="P3" draw:layer="layout" svg:width="5.576cm" svg:height="5.439cm" draw:transform="rotate (-1.24756134932555) translate (21.139459558115cm 0.269397958201414cm)" svg:viewBox="0 0 5577 5440" svg:d="M4685 5407c277 138 440-186 521-388 86-216 280-391 309-630 29-238 92-477 46-719-52-274-223-523-483-677-212-125-419-225-647-265-232-40-445-126-674-177-226-50-442-148-660-221-221-74-442-148-661-222-221-74-442-148-660-221-221-74-462-104-660-221-224-132-460-175-675-324-209-144-479-354-402-624 64-225 369-830 199-667-618 588 170-566 109 257l7 197">
          <text:p/>
        </draw:path>
        <draw:frame draw:style-name="gr17" draw:text-style-name="P6" draw:layer="layout" svg:width="15.505cm" svg:height="2.385cm" svg:x="10.911cm" svg:y="7.775cm">
          <draw:text-box>
            <text:p>Else</text:p>
          </draw:text-box>
        </draw:frame>
        <draw:path draw:style-name="gr15" draw:text-style-name="P3" draw:layer="layout" svg:width="1.407cm" svg:height="0.151cm" draw:transform="rotate (-0.1230457122656) translate (16.0565290405429cm 13.6591740998313cm)" svg:viewBox="0 0 1408 152" svg:d="M0 151c241 10 478-39 716-65 230-26 461-57 692-86">
          <text:p/>
        </draw:path>
        <draw:path draw:style-name="gr15" draw:text-style-name="P3" draw:layer="layout" svg:width="0.721cm" svg:height="1.381cm" draw:transform="rotate (-1.29573243668059) translate (18.2317987493369cm 13.4617873145511cm)" svg:viewBox="0 0 722 1382" svg:d="M0 1363c254 89 504-148 525-407 21-246 184-474 134-733l63-223-196 186-29 15">
          <text:p/>
        </draw:path>
        <draw:path draw:style-name="gr15" draw:text-style-name="P3" draw:layer="layout" svg:width="0.36cm" svg:height="0.02cm" draw:transform="rotate (-2.41204502625616) translate (18.4419145825089cm 14.1955626136294cm)" svg:viewBox="0 0 361 21" svg:d="M0 21l312-1 49-20">
          <text:p/>
        </draw:path>
        <draw:line draw:style-name="gr11" draw:text-style-name="P3" draw:layer="layout" svg:x1="15.24cm" svg:y1="13.462cm" svg:x2="4.826cm" svg:y2="7.62cm">
          <text:p/>
        </draw:line>
        <draw:path draw:style-name="gr15" draw:text-style-name="P3" draw:layer="layout" svg:width="12.689cm" svg:height="17.626cm" draw:transform="skewX (-6.66161950282214E-017) rotate (-1.11002940426839) translate (22.1944427832685cm 2.88554893860811cm)" svg:viewBox="0 0 12690 17627" svg:d="M8305 9c276-60 460 205 717 226 277 23 496 180 737 289 224 102 441 226 665 330 218 102 410 254 614 382 215 135 466 210 686 341 235 139 300 445 489 632 197 196 378 420 439 684 59 256 36 528 22 789-14 281-35 564-80 841-39 241-97 482-195 706-94 213-133 454-269 643-148 207-132 461-278 666-145 205-188 457-309 676-125 224-269 434-424 644-151 204-317 390-414 624-102 249-318 408-465 624-133 197-298 369-434 562-147 209-313 407-497 583-285 273-477 606-754 895-182 189-326 398-518 572-234 213-526 352-798 511-241 140-451 315-693 459-245 146-475 315-674 521-215 222-496 316-756 480-261 163-516 307-705 531-184 217-361 434-569 624-210 191-380 398-600 583-237 199-534 322-704 584-171 263-450 356-684 541-223 177-497 282-735 438-257 168-570 230-809 428l-248 136-62 73">
          <text:p/>
        </draw:path>
        <draw:line draw:style-name="gr11" draw:text-style-name="P3" draw:layer="layout" svg:x1="6.406cm" svg:y1="10.668cm" svg:x2="3.302cm" svg:y2="7.874cm">
          <text:p/>
        </draw:line>
        <draw:frame draw:style-name="gr18" draw:text-style-name="P5" draw:layer="layout" svg:width="8.636cm" svg:height="7.361cm" svg:x="0.254cm" svg:y="9.398cm">
          <draw:text-box>
            <text:p text:style-name="P4"><text:span text:style-name="T2">Note, every object has to be checked if </text:span><text:span text:style-name="T2">the collision is ‘0’. Means lots of </text:span><text:span text:style-name="T2">computations but is same process </text:span><text:span text:style-name="T2">multiple times thus maybe saves </text:span><text:span text:style-name="T2">transistors </text:span></text:p>
          </draw:text-box>
        </draw:frame>
        <presentation:notes draw:style-name="dp2">
          <draw:page-thumbnail draw:style-name="gr5" draw:layer="layout" svg:width="13.968cm" svg:height="10.476cm" svg:x="3.81cm" svg:y="2.123cm" draw:page-number="2" presentation:class="page"/>
          <draw:frame presentation:style-name="pr1" draw:text-style-name="P2" draw:layer="layout" svg:width="17.271cm" svg:height="12.572cm" svg:x="2.159cm" svg:y="13.271cm" presentation:class="notes" presentation:placeholder="true">
            <draw:text-box/>
          </draw:frame>
        </presentation:notes>
      </draw:page>
      <draw:page draw:name="page3" draw:style-name="dp1" draw:master-page-name="Default">
        <draw:frame draw:style-name="gr12" draw:text-style-name="P10" draw:layer="layout" svg:width="5.08cm" svg:height="5.939cm" svg:x="6.096cm" svg:y="4.572cm">
          <draw:text-box>
            <text:p text:style-name="P9"/>
            <text:p text:style-name="P9"/>
            <text:p text:style-name="P9"/>
            <text:p text:style-name="P9"/>
            <text:p text:style-name="P9"/>
            <text:p text:style-name="P9"/>
            <text:p text:style-name="P9"/>
            <text:p text:style-name="P9"/>
          </draw:text-box>
        </draw:frame>
        <presentation:notes draw:style-name="dp2">
          <draw:page-thumbnail draw:style-name="gr5" draw:layer="layout" svg:width="13.968cm" svg:height="10.476cm" svg:x="3.81cm" svg:y="2.123cm" draw:page-number="3" presentation:class="page"/>
          <draw:frame presentation:style-name="pr1" draw:text-style-name="P11" draw:layer="layout" svg:width="17.271cm" svg:height="12.572cm" svg:x="2.159cm" svg:y="13.271cm" presentation:class="notes" presentation:placeholder="true">
            <draw:text-box/>
          </draw:frame>
        </presentation:notes>
      </draw:page>
      <draw:page draw:name="page4" draw:style-name="dp1" draw:master-page-name="Default">
        <presentation:notes draw:style-name="dp2">
          <draw:page-thumbnail draw:style-name="gr5" draw:layer="layout" svg:width="13.968cm" svg:height="10.476cm" svg:x="3.81cm" svg:y="2.123cm" draw:page-number="4" presentation:class="page"/>
          <draw:frame presentation:style-name="pr1"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2</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2</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2</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16T09:11:18.144946373</meta:creation-date>
    <dc:date>2018-11-16T12:08:00.416923765</dc:date>
    <meta:editing-duration>PT2M13S</meta:editing-duration>
    <meta:editing-cycles>1</meta:editing-cycles>
    <meta:document-statistic meta:object-count="62"/>
    <meta:generator>LibreOffice/5.1.6.2$Linux_X86_64 LibreOffice_project/10m0$Build-2</meta:generator>
  </office:meta>
</office:document-meta>
</file>